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45RunnerTest.shouldFilterTestMethod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45RunnerTest.shouldInitMocksUsingRu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Dependent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45RunnerTest.shouldInjectMocksUsingRu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